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style:paragraph-properties fo:margin-top="0in" fo:margin-bottom="0in" fo:text-align="start" style:writing-mode="lr-tb"/>
    </style:style>
    <style:style style:name="P3" style:family="paragraph">
      <loext:graphic-properties draw:fill="none" draw:fill-color="#ffffff"/>
      <style:paragraph-properties fo:margin-top="0in" fo:margin-bottom="0in"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Courier New" fo:font-size="7.5pt" fo:language="en" fo:country="GB" style:font-name-asian="Times New Roman" style:font-size-asian="7.5pt" style:font-name-complex="Courier New" style:font-size-complex="7.5pt" style:language-complex="ar" style:country-complex="SA"/>
    </style:style>
    <style:style style:name="T3" style:family="text">
      <style:text-properties style:use-window-font-color="true" style:font-name="Courier New" fo:font-size="11pt" fo:language="en" fo:country="GB" fo:font-weight="bold" style:font-name-asian="Times New Roman" style:font-size-asian="11pt" style:font-weight-asian="bold" style:font-name-complex="Courier New" style:font-size-complex="11pt" style:language-complex="ar" style:country-complex="SA"/>
    </style:style>
    <style:style style:name="T4" style:family="text">
      <style:text-properties style:use-window-font-color="true" style:font-name="Courier New" fo:font-size="10pt" fo:language="en" fo:country="GB" fo:font-weight="bold" style:font-name-asian="Times New Roman" style:font-size-asian="10pt" style:font-weight-asian="bold" style:font-name-complex="Courier New" style:font-size-complex="10pt" style:language-complex="ar" style:country-complex="SA"/>
    </style:style>
    <style:style style:name="gr1" style:family="graphic">
      <style:graphic-properties fo:margin-left="0.1256in" fo:margin-right="0.1256in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dash" draw:stroke-dash="Dashed_20__28_var_29__20_3" svg:stroke-width="0.0102in" svg:stroke-color="#000000" draw:stroke-linejoin="miter" draw:fill="none" draw:fill-color="#ffffff" draw:textarea-horizontal-align="justify" draw:textarea-vertical-align="middle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5" style:family="graphic">
      <style:graphic-properties draw:stroke="solid" svg:stroke-width="0.0102in" svg:stroke-color="#000000" draw:stroke-linejoin="miter" draw:fill="none" draw:fill-color="#ffffff" draw:textarea-horizontal-align="justify" draw:textarea-vertical-align="middle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6" style:family="graphic">
      <style:graphic-properties draw:stroke="dash" draw:stroke-dash="Dashed_20__28_var_29__20_3" svg:stroke-width="0.0102in" svg:stroke-color="#000000" draw:marker-end="msArrowOpenEnd_20_5" draw:marker-end-width="0.2189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  <style:paragraph-properties style:writing-mode="lr-tb"/>
    </style:style>
    <style:style style:name="gr7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svg:y="-1.1874in" draw:z-index="0" draw:style-name="gr1"><draw:rect draw:style-name="gr2" draw:text-style-name="P1" svg:width="5.8433in" svg:height="2.1614in" svg:x="0in" svg:y="0in"><text:p/></draw:rect><draw:frame draw:style-name="gr3" draw:text-style-name="P3" svg:width="3.7669in" svg:height="0.5748in" svg:x="1.0382in" svg:y="1.4402in"><draw:text-box><text:p text:style-name="P2"><text:span text:style-name="T1">NetLabel Command:</text:span></text:p><text:p text:style-name="P2"><text:span text:style-name="T2">netlabelctl unlbl add interface:lo </text:span><text:span text:style-name="T2">address:127.0.0.1 \ </text:span></text:p><text:p text:style-name="P2"><text:span text:style-name="T2"><text:s text:c="4"/></text:span><text:span text:style-name="T2">label:system_u:object_r:netlabel_peer_t</text:span></text:p></draw:text-box></draw:frame><draw:frame draw:style-name="gr4" draw:text-style-name="P3" svg:width="5.4539in" svg:height="0.2894in" svg:x="0.1291in" svg:y="0.1429in"><draw:text-box><text:p text:style-name="P2"><text:span text:style-name="T3"><text:s text:c="4"/></text:span><text:span text:style-name="T4"><text:s text:c="10"/></text:span><text:span text:style-name="T4">0 <text:s text:c="5"/>network_peer_control <text:s text:c="8"/>1</text:span></text:p><text:p text:style-name="P2"><text:span text:style-name="T4"/></text:p></draw:text-box></draw:frame><draw:frame draw:style-name="gr5" draw:text-style-name="P3" svg:width="2.5969in" svg:height="0.5752in" svg:x="0.1291in" svg:y="0.5756in"><draw:text-box><text:p text:style-name="P2"><text:span text:style-name="T1">tcp_socket:</text:span></text:p><text:p text:style-name="P2"><text:span text:style-name="T2">allow ext_gateway_t netlabel_peer_t: </text:span></text:p><text:p text:style-name="P2"><text:span text:style-name="T2"><text:s text:c="4"/></text:span><text:span text:style-name="T2">tcp_socket recvfrom; </text:span></text:p></draw:text-box></draw:frame><draw:frame draw:style-name="gr5" draw:text-style-name="P3" svg:width="2.5961in" svg:height="0.5752in" svg:x="3.1165in" svg:y="0.5756in"><draw:text-box><text:p text:style-name="P2"><text:span text:style-name="T1">peer:</text:span></text:p><text:p text:style-name="P2"><text:span text:style-name="T2">allow ext_gateway_t netlabel_peer_t:</text:span></text:p><text:p text:style-name="P2"><text:span text:style-name="T2"><text:s text:c="4"/></text:span><text:span text:style-name="T2">peer recv; </text:span></text:p></draw:text-box></draw:frame><draw:line draw:style-name="gr6" draw:text-style-name="P4" svg:x1="1.428in" svg:y1="0.2882in" svg:x2="1.4287in" svg:y2="0.5756in"><text:p/></draw:line><draw:line draw:style-name="gr7" draw:text-style-name="P1" svg:x1="1.8181in" svg:y1="1.4406in" svg:x2="1.8189in" svg:y2="1.1516in"><text:p/></draw:line><draw:line draw:style-name="gr7" draw:text-style-name="P1" svg:x1="3.8953in" svg:y1="1.4417in" svg:x2="3.8961in" svg:y2="1.152in"><text:p/></draw:line><draw:line draw:style-name="gr6" draw:text-style-name="P5" svg:x1="4.4146in" svg:y1="0.2882in" svg:x2="4.4154in" svg:y2="0.5756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3" draw:display-name="Dashed (var) 3" draw:style="rect" draw:dots2="1" draw:dots2-length="0.0413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25in" fo:page-height="2.2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3:45:45.663859493</meta:creation-date>
    <dc:date>2020-07-30T13:51:34.780983340</dc:date>
    <meta:editing-duration>PT5M49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